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Yu Mincho" svg:font-family="'Yu Mincho'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0cm"/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2cm"/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Heading_20_2"/>
    <style:style style:name="P5" style:family="paragraph" style:parent-style-name="Standard">
      <style:text-properties officeooo:rsid="0019a840" officeooo:paragraph-rsid="0019a840"/>
    </style:style>
    <style:style style:name="P6" style:family="paragraph" style:parent-style-name="Text_20_body">
      <style:text-properties officeooo:rsid="0019a840" officeooo:paragraph-rsid="0019a84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546_3484641115"/>Hello world<text:bookmark-end text:name="__RefHeading___Toc546_3484641115"/></text:h>
      <text:h text:style-name="Heading_20_2" text:outline-level="2"><text:bookmark-start text:name="__RefHeading___Toc548_3484641115"/>Monday<text:bookmark-end text:name="__RefHeading___Toc548_3484641115"/></text:h>
      <text:p text:style-name="P5">a</text:p>
      <text:h text:style-name="Heading_20_2" text:outline-level="2"><text:bookmark-start text:name="__RefHeading___Toc550_3484641115"/>Tuesday<text:bookmark-end text:name="__RefHeading___Toc550_3484641115"/></text:h>
      <text:p text:style-name="P5">b</text:p>
      <text:h text:style-name="Heading_20_2" text:outline-level="2"><text:bookmark-start text:name="__RefHeading___Toc552_3484641115"/>Thursday<text:bookmark-end text:name="__RefHeading___Toc552_3484641115"/></text:h>
      <text:p text:style-name="P6">c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2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546_3484641115" text:style-name="Index_20_Link" text:visited-style-name="Index_20_Link">Hello world<text:tab/>1</text:a></text:p>
          <text:p text:style-name="P3"><text:a xlink:type="simple" xlink:href="#__RefHeading___Toc548_3484641115" text:style-name="Index_20_Link" text:visited-style-name="Index_20_Link">1)<text:tab/>Monday<text:tab/>1</text:a></text:p>
          <text:p text:style-name="P3"><text:a xlink:type="simple" xlink:href="#__RefHeading___Toc550_3484641115" text:style-name="Index_20_Link" text:visited-style-name="Index_20_Link">2)<text:tab/>Tuesday<text:tab/>1</text:a></text:p>
          <text:p text:style-name="P3"><text:a xlink:type="simple" xlink:href="#__RefHeading___Toc552_3484641115" text:style-name="Index_20_Link" text:visited-style-name="Index_20_Link">3)<text:tab/>Thursday<text:tab/>1</text:a></text:p>
        </text:index-body>
      </text:table-of-content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Yu Mincho" svg:font-family="'Yu Minch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hu" fo:country="HU" style:letter-kerning="true" style:font-name-asian="Yu Mincho" style:font-size-asian="10.5pt" style:language-asian="zh" style:country-asian="CN" style:font-name-complex="Times New Roma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hu" fo:country="HU" style:letter-kerning="true" style:font-name-asian="Yu Mincho" style:font-size-asian="10.5pt" style:language-asian="zh" style:country-asian="CN" style:font-name-complex="Times New Roman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name-asian="Yu Mincho" style:font-family-asian="'Yu Mincho'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name-asian="Yu Mincho" style:font-family-asian="'Yu Mincho'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name-asian="Yu Mincho" style:font-family-asian="'Yu Mincho'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2T12:10:54.441000000</meta:creation-date>
    <dc:title>A11Y test - Tabs in TOC</dc:title>
    <dc:date>2024-02-22T12:16:25.989000000</dc:date>
    <meta:editing-duration>PT5M31S</meta:editing-duration>
    <meta:editing-cycles>1</meta:editing-cycles>
    <meta:document-statistic meta:table-count="0" meta:image-count="0" meta:object-count="0" meta:page-count="1" meta:paragraph-count="12" meta:word-count="26" meta:character-count="107" meta:non-whitespace-character-count="96"/>
    <meta:generator>LibreOfficeDev/24.8.0.0.alpha0$Windows_X86_64 LibreOffice_project/bbc9ac1f08a5ee4b9f65eaf10110df328d95de95</meta:generator>
  </office:meta>
</office:document-meta>
</file>